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 &lt;bits/stdc++.h&gt;</text:p>
      <text:p text:style-name="Standard">using namespace std;</text:p>
      <text:p text:style-name="Standard"/>
      <text:p text:style-name="Standard">void test(string expression, int index) {</text:p>
      <text:p text:style-name="Standard"><text:s text:c="4"/>if (expression[index] != '[' &amp;&amp; expression[index] != '{' &amp;&amp; expression[index] != '(') {</text:p>
      <text:p text:style-name="Standard"><text:s text:c="8"/>cout &lt;&lt; expression &lt;&lt; ", " &lt;&lt; index &lt;&lt; ": -1\n";</text:p>
      <text:p text:style-name="Standard"><text:s text:c="8"/>return;</text:p>
      <text:p text:style-name="Standard"><text:s text:c="4"/>}</text:p>
      <text:p text:style-name="Standard"/>
      <text:p text:style-name="Standard"><text:s text:c="4"/>stack&lt;char&gt; st;</text:p>
      <text:p text:style-name="Standard"><text:s text:c="4"/>char openingBracket = expression[index];</text:p>
      <text:p text:style-name="Standard"><text:s text:c="4"/>char closingBracket;</text:p>
      <text:p text:style-name="Standard"/>
      <text:p text:style-name="Standard"><text:s text:c="4"/>// Determine the corresponding closing bracket</text:p>
      <text:p text:style-name="Standard"><text:s text:c="4"/>if (openingBracket == '[') {</text:p>
      <text:p text:style-name="Standard"><text:s text:c="8"/>closingBracket = ']';</text:p>
      <text:p text:style-name="Standard"><text:s text:c="4"/>} else if (openingBracket == '{') {</text:p>
      <text:p text:style-name="Standard"><text:s text:c="8"/>closingBracket = '}';</text:p>
      <text:p text:style-name="Standard"><text:s text:c="4"/>} else if (openingBracket == '(') {</text:p>
      <text:p text:style-name="Standard"><text:s text:c="8"/>closingBracket = ')';</text:p>
      <text:p text:style-name="Standard"><text:s text:c="4"/>}</text:p>
      <text:p text:style-name="Standard"/>
      <text:p text:style-name="Standard"><text:s text:c="4"/>for (int i = index; i &lt; expression.length(); i++) {</text:p>
      <text:p text:style-name="Standard"><text:s text:c="8"/>if (expression[i] == openingBracket) {</text:p>
      <text:p text:style-name="Standard"><text:s text:c="12"/>st.push(expression[i]);</text:p>
      <text:p text:style-name="Standard"><text:s text:c="8"/>} else if (expression[i] == closingBracket) {</text:p>
      <text:p text:style-name="Standard"><text:s text:c="12"/>st.pop();</text:p>
      <text:p text:style-name="Standard"><text:s text:c="12"/>if (st.empty()) {</text:p>
      <text:p text:style-name="Standard"><text:s text:c="16"/>cout &lt;&lt; expression &lt;&lt; ", " &lt;&lt; index &lt;&lt; ": " &lt;&lt; i &lt;&lt; "\n";</text:p>
      <text:p text:style-name="Standard"><text:s text:c="16"/>return;</text:p>
      <text:p text:style-name="Standard"><text:s text:c="12"/>}</text:p>
      <text:p text:style-name="Standard"><text:s text:c="8"/>}</text:p>
      <text:p text:style-name="Standard"><text:s text:c="4"/>}</text:p>
      <text:p text:style-name="Standard"><text:s text:c="4"/>cout &lt;&lt; expression &lt;&lt; ", " &lt;&lt; index &lt;&lt; ": -1\n"; // No matching bracket found</text:p>
      <text:p text:style-name="Standard">}</text:p>
      <text:p text:style-name="Standard"/>
      <text:p text:style-name="Standard">int main() {</text:p>
      <text:p text:style-name="Standard"><text:s text:c="4"/>test("[ABC[23]][89]", 0); // should be 8</text:p>
      <text:p text:style-name="Standard"><text:s text:c="4"/>test("[ABC[23]][89]", 4); // should be 7</text:p>
      <text:p text:style-name="Standard"><text:s text:c="4"/>test("[ABC[23]][89]", 9); // should be 12</text:p>
      <text:p text:style-name="Standard"><text:s text:c="4"/>test("[ABC[23]][89]", 1); // No matching bracket</text:p>
      <text:p text:style-name="Standard"><text:s text:c="4"/>return 0;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30T11:41:08.983734316</meta:creation-date>
    <dc:date>2024-05-30T13:12:14.804644169</dc:date>
    <meta:editing-duration>PT1H20M55S</meta:editing-duration>
    <meta:editing-cycles>1</meta:editing-cycles>
    <meta:document-statistic meta:table-count="0" meta:image-count="0" meta:object-count="0" meta:page-count="1" meta:paragraph-count="38" meta:word-count="173" meta:character-count="1246" meta:non-whitespace-character-count="895"/>
    <meta:generator>LibreOffice/7.3.7.2$Linux_X86_64 LibreOffice_project/30$Build-2</meta:generator>
  </office:meta>
</office:document-meta>
</file>